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</text:p>
      <text:p text:style-name="Standard">two</text:p>
      <text:p text:style-name="Standard">three four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21T11:56:05</meta:creation-date>
    <dc:date>2008-07-16T22:25:07</dc:date>
    <meta:editing-cycles>4</meta:editing-cycles>
    <meta:editing-duration>PT4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" meta:character-count="20"/>
  </office:meta>
</office:document-meta>
</file>